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4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5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6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7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10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11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12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13" style:parent-style-name="DefaultParagraphFont" style:family="text">
      <style:text-properties style:font-name="Impact" fo:font-style="italic" style:font-style-asian="italic" fo:color="#0000FF" fo:font-size="36pt" style:font-size-asian="36pt" style:font-size-complex="36pt"/>
    </style:style>
    <style:style style:name="T14" style:parent-style-name="DefaultParagraphFont" style:family="text">
      <style:text-properties style:font-name="Impact" fo:font-style="italic" style:font-style-asian="italic" fo:font-size="48pt" style:font-size-asian="4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" style:vertical-rel="paragraph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z-index="251661312" draw:id="id0" draw:style-name="a0" draw:name="Text Box 2" text:anchor-type="paragraph" svg:x="0.05278in" svg:y="1.93889in" svg:width="8.44722in" svg:height="2in" style:rel-width="scale" style:rel-height="scale"><draw:text-box><text:p text:style-name="P2"><text:span text:style-name="T3">RED</text:span><text:span text:style-name="T4"><text:s/></text:span><text:span text:style-name="T5">BLUE</text:span><text:span text:style-name="T6"><text:s/></text:span><text:span text:style-name="T7">ADVENTURES: CRASH N’ BRAWL</text:span></text:p></draw:text-box><svg:title/><svg:desc/></draw:frame><draw:frame draw:z-index="251659264" draw:id="id1" draw:style-name="a1" draw:name="Text Box 1" text:anchor-type="paragraph" svg:x="0in" svg:y="0.00037in" svg:width="8.44722in" svg:height="2in" style:rel-width="scale" style:rel-height="scale"><draw:text-box><text:p text:style-name="P8"><text:span text:style-name="T9">RED</text:span><text:span text:style-name="T10"><text:s/></text:span><text:span text:style-name="T11">BLUE</text:span><text:span text:style-name="T12"><text:s text:c="2"/></text:span><text:span text:style-name="T13">ADVENTURES: CRASH N’ BRAWL</text:span></text:p></draw:text-box><svg:title/><svg:desc/></draw:frame><text:span text:style-name="T14"><draw:frame draw:style-name="a2" draw:name="Picture 5" text:anchor-type="as-char" svg:x="0in" svg:y="0in" svg:width="8.44931in" svg:height="0.94792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za .s</meta:initial-creator>
    <dc:creator>hamza .s</dc:creator>
    <meta:creation-date>2018-03-17T21:39:00Z</meta:creation-date>
    <dc:date>2018-03-18T00:01:00Z</dc:date>
    <meta:template xlink:href="Normal.dotm" xlink:type="simple"/>
    <meta:editing-cycles>1</meta:editing-cycles>
    <meta:editing-duration>PT8520S</meta:editing-duration>
    <meta:document-statistic meta:page-count="1" meta:paragraph-count="1" meta:word-count="0" meta:character-count="3" meta:row-count="1" meta:non-whitespace-character-count="3"/>
  </office:meta>
</office:document-meta>
</file>